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automatic-styles>
    <style:style style:family="paragraph" style:name="a2df9ae" style:parent-style-name="Standard">
      <style:paragraph-properties fo:margin-bottom="4.23mm" fo:margin-top="0.0mm"/>
    </style:style>
    <style:style style:family="table-cell" style:name="a6abb3a">
      <style:table-cell-properties fo:border-bottom="0.26mm solid #000000" fo:border-left="none" fo:border-right="0.26mm solid #000000" fo:border-top="none" fo:padding-bottom="0.0mm" fo:padding-left="1.23mm" fo:padding-right="1.23mm" fo:padding-top="0.0mm" style:vertical-align="top"/>
    </style:style>
    <style:style style:family="paragraph" style:name="a8b0478" style:parent-style-name="Standard">
      <style:paragraph-properties fo:margin-left="12.51mm" fo:margin-right="0.0mm" fo:text-indent="0.0mm"/>
    </style:style>
    <style:style style:family="table-cell" style:name="a9132bd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cafcb1">
      <style:table-row-properties style:row-height="4.23mm"/>
    </style:style>
    <style:style style:family="text" style:name="a3d0faa" style:parent-style-name="FeldZ">
      <style:text-properties style:font-name-asian="Arial"/>
    </style:style>
    <style:style style:family="paragraph" style:name="a16670d" style:parent-style-name="Standard">
      <style:paragraph-properties fo:border-bottom="0.26mm dotted #000000" fo:border-left="none" fo:border-right="none" fo:border-top="none" fo:margin-bottom="0.0mm" fo:margin-left="0.0mm" fo:margin-right="7.5mm" fo:margin-top="10.58mm" fo:padding-bottom="0.35mm" fo:padding-left="0.0mm" fo:padding-right="0.0mm" fo:padding-top="0.0mm" fo:text-indent="0.0mm"/>
      <style:text-properties/>
    </style:style>
    <style:style style:family="table-cell" style:name="a753bc6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3ccbd4" style:parent-style-name="FeldZ">
      <style:text-properties style:font-name-asian="Arial"/>
    </style:style>
    <style:style style:family="paragraph" style:name="a5665db" style:parent-style-name="Standard">
      <style:paragraph-properties fo:border-bottom="0.26mm dotted #000000" fo:border-left="none" fo:border-right="none" fo:border-top="none" fo:margin-bottom="0.0mm" fo:margin-left="12.51mm" fo:margin-right="6.26mm" fo:margin-top="10.58mm" fo:padding-bottom="0.35mm" fo:padding-left="0.0mm" fo:padding-right="0.0mm" fo:padding-top="0.0mm" fo:text-indent="0.0mm"/>
      <style:text-properties/>
    </style:style>
    <style:style style:family="table-cell" style:name="a37290a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690184">
      <style:table-row-properties style:row-height="14.82mm"/>
    </style:style>
    <style:style style:family="text" style:name="a80e27f">
      <style:text-properties fo:font-weight="bold" style:font-weight-asian="bold"/>
    </style:style>
    <style:style style:family="paragraph" style:name="a82bb59" style:parent-style-name="Standard">
      <style:paragraph-properties fo:margin-bottom="0.0mm" fo:margin-top="2.12mm"/>
      <style:text-properties/>
    </style:style>
    <style:style style:family="table-cell" style:name="a21c0c9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0ff7fa">
      <style:table-row-properties style:row-height="9.17mm"/>
    </style:style>
    <style:style style:family="paragraph" style:list-style-name="WW8Num12" style:name="a8c7a1e" style:parent-style-name="Standard">
      <style:paragraph-properties fo:margin-bottom="2.12mm" fo:margin-top="2.12mm"/>
    </style:style>
    <style:style style:family="paragraph" style:list-style-name="WW8Num12" style:name="acbc4b1" style:parent-style-name="Standard">
      <style:paragraph-properties fo:margin-bottom="0.0mm" fo:margin-top="2.12mm"/>
    </style:style>
    <style:style style:family="paragraph" style:list-style-name="WW8Num12" style:name="a80068c" style:parent-style-name="Standard">
      <style:paragraph-properties fo:margin-bottom="0.0mm" fo:margin-top="2.12mm"/>
    </style:style>
    <style:style style:family="paragraph" style:list-style-name="WW8Num12" style:name="a35ecab" style:parent-style-name="Standard">
      <style:paragraph-properties fo:margin-bottom="0.0mm" fo:margin-top="2.12mm"/>
    </style:style>
    <style:style style:family="table-cell" style:name="ac0e30e">
      <style:table-cell-properties fo:border-bottom="none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bfedfb">
      <style:table-row-properties style:row-height="9.21mm"/>
    </style:style>
    <style:style style:family="paragraph" style:name="a78a574" style:parent-style-name="Standard">
      <style:paragraph-properties fo:margin-bottom="2.12mm" fo:margin-left="0.0mm" fo:margin-right="0.0mm" fo:margin-top="2.12mm" fo:text-indent="-12.89mm">
        <style:tab-stops>
          <style:tab-stop style:position="1.251cm"/>
        </style:tab-stops>
      </style:paragraph-properties>
    </style:style>
    <style:style style:family="text" style:name="a6e8def">
      <style:text-properties fo:font-weight="bold" style:font-weight-asian="bold"/>
    </style:style>
    <style:style style:family="paragraph" style:name="a281d1f" style:parent-style-name="Standard">
      <style:paragraph-properties fo:margin-bottom="2.12mm" fo:margin-top="2.12mm"/>
      <style:text-properties/>
    </style:style>
    <style:style style:family="table-cell" style:name="a070c6b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88f307">
      <style:table-row-properties style:row-height="3.0mm"/>
    </style:style>
    <style:style style:family="text" style:name="a40b246">
      <style:text-properties fo:country="US" fo:language="en"/>
    </style:style>
    <style:style style:family="paragraph" style:name="a498d9c" style:parent-style-name="Standard">
      <style:paragraph-properties fo:margin-bottom="2.12mm" fo:margin-top="2.12mm"/>
      <style:text-properties/>
    </style:style>
    <style:style style:family="paragraph" style:name="a8deeef" style:parent-style-name="Standard">
      <style:paragraph-properties fo:margin-bottom="0.0mm" fo:margin-top="2.12mm"/>
    </style:style>
    <style:style style:family="table-cell" style:name="adf2b4d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0fadc7">
      <style:table-row-properties style:row-height="8.47mm"/>
    </style:style>
    <style:style style:family="paragraph" style:name="a80f0f7" style:parent-style-name="Standard">
      <style:paragraph-properties fo:margin-bottom="0.0mm" fo:margin-top="2.12mm"/>
    </style:style>
    <style:style style:family="text" style:name="a123bf0">
      <style:text-properties style:text-underline-style="solid"/>
    </style:style>
    <style:style style:family="paragraph" style:name="ad94f71" style:parent-style-name="Standard">
      <style:paragraph-properties fo:margin-bottom="0.0mm" fo:margin-top="2.12mm"/>
      <style:text-properties/>
    </style:style>
    <style:style style:family="table-cell" style:name="af1439b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d3e5ee">
      <style:table-row-properties style:row-height="8.47mm"/>
    </style:style>
    <style:style style:family="paragraph" style:name="a904a04" style:parent-style-name="Standard">
      <style:paragraph-properties fo:margin-bottom="0.0mm" fo:margin-top="2.12mm"/>
    </style:style>
    <style:style style:family="table-cell" style:name="abb24fc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53018c" style:parent-style-name="FeldZ">
      <style:text-properties style:font-name="Arial" style:font-name-complex="Arial"/>
    </style:style>
    <style:style style:family="text" style:name="a4cb04f" style:parent-style-name="FeldZ">
      <style:text-properties style:font-name="Arial" style:font-name-asian="Arial" style:font-name-complex="Arial"/>
    </style:style>
    <style:style style:family="paragraph" style:name="a04e1d1" style:parent-style-name="Standard">
      <style:paragraph-properties fo:border-bottom="0.26mm dotted #000000" fo:border-left="none" fo:border-right="none" fo:border-top="none" fo:margin-bottom="0.0mm" fo:margin-top="2.12mm" fo:padding-bottom="0.35mm" fo:padding-left="0.0mm" fo:padding-right="0.0mm" fo:padding-top="0.0mm" fo:text-align="right"/>
      <style:text-properties/>
    </style:style>
    <style:style style:family="table-cell" style:name="a94139e">
      <style:table-cell-properties fo:border-bottom="none" fo:border-left="none" fo:border-right="none" fo:border-top="none" fo:padding-bottom="0.0mm" fo:padding-left="1.23mm" fo:padding-right="1.23mm" fo:padding-top="0.0mm" style:vertical-align="top"/>
    </style:style>
    <style:style style:family="paragraph" style:name="abe1398" style:parent-style-name="Standard">
      <style:paragraph-properties fo:margin-bottom="0.0mm" fo:margin-top="2.12mm">
        <style:tab-stops>
          <style:tab-stop style:position="1.251cm"/>
          <style:tab-stop style:position="5.502cm"/>
          <style:tab-stop style:position="8.502cm"/>
        </style:tab-stops>
      </style:paragraph-properties>
    </style:style>
    <style:style style:family="table-cell" style:name="ae31146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1d16e6">
      <style:table-row-properties style:row-height="8.47mm"/>
    </style:style>
    <style:style style:family="text" style:name="aabdf7f">
      <style:text-properties fo:font-weight="bold" style:font-weight-asian="bold"/>
    </style:style>
    <style:style style:family="text" style:name="a2cdda7">
      <style:text-properties fo:font-weight="bold" style:font-weight-asian="bold"/>
    </style:style>
    <style:style style:family="paragraph" style:name="af6533e" style:parent-style-name="Standard">
      <style:paragraph-properties fo:margin-bottom="0.0mm" fo:margin-top="2.12mm"/>
      <style:text-properties/>
    </style:style>
    <style:style style:family="table-cell" style:name="acea5b5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a37e2f">
      <style:table-row-properties style:row-height="8.47mm"/>
    </style:style>
    <style:style style:family="table-cell" style:name="a41e93c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4de750" style:parent-style-name="Standard">
      <style:paragraph-properties fo:margin-bottom="0.0mm" fo:margin-top="2.12mm"/>
    </style:style>
    <style:style style:family="table-cell" style:name="a6b8495">
      <style:table-cell-properties fo:border-bottom="0.26mm dotted #000000" fo:border-left="0.26mm dotted #000000" fo:border-right="none" fo:border-top="0.26mm solid #000000" fo:padding-bottom="0.0mm" fo:padding-left="1.23mm" fo:padding-right="1.23mm" fo:padding-top="0.0mm" style:vertical-align="top"/>
    </style:style>
    <style:style style:family="paragraph" style:name="ac58418" style:parent-style-name="Standard">
      <style:paragraph-properties fo:text-align="right"/>
    </style:style>
    <style:style style:family="table-cell" style:name="a43f54a">
      <style:table-cell-properties fo:border-bottom="0.26mm dotted #00000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803240">
      <style:table-row-properties style:row-height="0.41mm"/>
    </style:style>
    <style:style style:family="table-cell" style:name="a9395cf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c7e886" style:parent-style-name="FeldZ">
      <style:text-properties style:font-name="Arial" style:font-name-complex="Arial"/>
    </style:style>
    <style:style style:family="text" style:name="a0f360a" style:parent-style-name="FeldZ">
      <style:text-properties style:font-name="Arial" style:font-name-asian="Arial" style:font-name-complex="Arial"/>
    </style:style>
    <style:style style:family="text" style:name="a816710">
      <style:text-properties style:font-name-asian="Arial"/>
    </style:style>
    <style:style style:family="paragraph" style:name="a6fa8cf" style:parent-style-name="Standard">
      <style:paragraph-properties fo:margin-bottom="2.12mm" fo:margin-top="2.12mm"/>
      <style:text-properties/>
    </style:style>
    <style:style style:family="table-cell" style:name="a7f1e41">
      <style:table-cell-properties fo:border-bottom="0.26mm solid #00000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3012e7" style:parent-style-name="Standard">
      <style:paragraph-properties fo:margin-bottom="2.12mm" fo:margin-top="0.0mm" fo:text-align="right"/>
    </style:style>
    <style:style style:family="paragraph" style:name="af68d1f" style:parent-style-name="Standard">
      <style:paragraph-properties fo:margin-bottom="0.0mm" fo:margin-top="2.12mm" fo:text-align="right"/>
    </style:style>
    <style:style style:family="table-cell" style:name="ae13847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b8beb1">
      <style:table-row-properties style:row-height="8.31mm"/>
    </style:style>
    <style:style style:family="table-cell" style:name="a17f07c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bb0fd7" style:parent-style-name="FeldZ">
      <style:text-properties style:font-name="Arial" style:font-name-complex="Arial"/>
    </style:style>
    <style:style style:family="text" style:name="aca9382" style:parent-style-name="FeldZ">
      <style:text-properties style:font-name="Arial" style:font-name-asian="Arial" style:font-name-complex="Arial"/>
    </style:style>
    <style:style style:family="text" style:name="aa24599">
      <style:text-properties style:font-name-asian="Arial"/>
    </style:style>
    <style:style style:family="paragraph" style:name="ad0d49a" style:parent-style-name="Standard">
      <style:paragraph-properties fo:margin-bottom="0.0mm" fo:margin-top="2.12mm"/>
      <style:text-properties/>
    </style:style>
    <style:style style:family="table-cell" style:name="ad175ed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4360ae" style:parent-style-name="Standard">
      <style:paragraph-properties fo:margin-bottom="0.0mm" fo:margin-top="2.12mm" fo:text-align="right"/>
    </style:style>
    <style:style style:family="table-cell" style:name="ac69b5d">
      <style:table-cell-properties fo:border-bottom="0.26mm solid #80808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c0f26d">
      <style:table-row-properties style:row-height="8.47mm"/>
    </style:style>
    <style:style style:family="table-cell" style:name="aba1e2f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75a641" style:parent-style-name="FeldZ">
      <style:text-properties style:font-name="Arial" style:font-name-complex="Arial"/>
    </style:style>
    <style:style style:family="text" style:name="acb6bd8" style:parent-style-name="FeldZ">
      <style:text-properties style:font-name="Arial" style:font-name-asian="Arial" style:font-name-complex="Arial"/>
    </style:style>
    <style:style style:family="text" style:name="af36c9d">
      <style:text-properties style:font-name-asian="Arial"/>
    </style:style>
    <style:style style:family="paragraph" style:name="ae51fe9" style:parent-style-name="Standard">
      <style:paragraph-properties fo:margin-bottom="0.0mm" fo:margin-top="2.12mm"/>
      <style:text-properties/>
    </style:style>
    <style:style style:family="table-cell" style:name="affc96d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ad87c6" style:parent-style-name="Standard">
      <style:paragraph-properties fo:margin-bottom="0.0mm" fo:margin-top="2.12mm" fo:text-align="right"/>
    </style:style>
    <style:style style:family="table-cell" style:name="af7db90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a6accd">
      <style:table-row-properties style:row-height="8.47mm"/>
    </style:style>
    <style:style style:family="table-cell" style:name="a102fa8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49cebb" style:parent-style-name="FeldZ">
      <style:text-properties style:font-name="Arial" style:font-name-complex="Arial"/>
    </style:style>
    <style:style style:family="text" style:name="abe65b4" style:parent-style-name="FeldZ">
      <style:text-properties style:font-name="Arial" style:font-name-asian="Arial" style:font-name-complex="Arial"/>
    </style:style>
    <style:style style:family="text" style:name="abf9278">
      <style:text-properties style:font-name-asian="Arial"/>
    </style:style>
    <style:style style:family="paragraph" style:name="aff7136" style:parent-style-name="Standard">
      <style:paragraph-properties fo:margin-bottom="0.0mm" fo:margin-top="2.12mm"/>
      <style:text-properties/>
    </style:style>
    <style:style style:family="table-cell" style:name="a865fa6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e277d9" style:parent-style-name="Standard">
      <style:paragraph-properties fo:margin-bottom="0.0mm" fo:margin-top="2.12mm" fo:text-align="right"/>
    </style:style>
    <style:style style:family="table-cell" style:name="a2db97f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f64ad7">
      <style:table-row-properties style:row-height="8.47mm"/>
    </style:style>
    <style:style style:family="table-cell" style:name="a6e0df1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9a6ba1" style:parent-style-name="FeldZ">
      <style:text-properties style:font-name="Arial" style:font-name-complex="Arial"/>
    </style:style>
    <style:style style:family="text" style:name="a92c00f" style:parent-style-name="FeldZ">
      <style:text-properties style:font-name="Arial" style:font-name-asian="Arial" style:font-name-complex="Arial"/>
    </style:style>
    <style:style style:family="text" style:name="a2cbc74">
      <style:text-properties style:font-name-asian="Arial"/>
    </style:style>
    <style:style style:family="paragraph" style:name="a065924" style:parent-style-name="Standard">
      <style:paragraph-properties fo:margin-bottom="0.0mm" fo:margin-top="2.12mm"/>
      <style:text-properties/>
    </style:style>
    <style:style style:family="table-cell" style:name="afea9f2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110e1e" style:parent-style-name="Standard">
      <style:paragraph-properties fo:margin-bottom="0.0mm" fo:margin-top="2.12mm" fo:text-align="right"/>
    </style:style>
    <style:style style:family="table-cell" style:name="a8802e1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966517">
      <style:table-row-properties style:row-height="8.47mm"/>
    </style:style>
    <style:style style:family="table-cell" style:name="a8f1790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0a0126" style:parent-style-name="FeldZ">
      <style:text-properties style:font-name="Arial" style:font-name-complex="Arial"/>
    </style:style>
    <style:style style:family="text" style:name="acd5ab7" style:parent-style-name="FeldZ">
      <style:text-properties style:font-name="Arial" style:font-name-asian="Arial" style:font-name-complex="Arial"/>
    </style:style>
    <style:style style:family="text" style:name="a7bb0c5">
      <style:text-properties style:font-name-asian="Arial"/>
    </style:style>
    <style:style style:family="paragraph" style:name="ac9d9a9" style:parent-style-name="Standard">
      <style:paragraph-properties fo:margin-bottom="0.0mm" fo:margin-top="2.12mm"/>
      <style:text-properties/>
    </style:style>
    <style:style style:family="table-cell" style:name="aaa0d7b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47ba33" style:parent-style-name="Standard">
      <style:paragraph-properties fo:margin-bottom="0.0mm" fo:margin-top="2.12mm" fo:text-align="right"/>
    </style:style>
    <style:style style:family="table-cell" style:name="a87899a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4ac08d">
      <style:table-row-properties style:row-height="8.47mm"/>
    </style:style>
    <style:style style:family="table-cell" style:name="aa9f327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9ef02a" style:parent-style-name="FeldZ">
      <style:text-properties style:font-name="Arial" style:font-name-complex="Arial"/>
    </style:style>
    <style:style style:family="text" style:name="a36795f" style:parent-style-name="FeldZ">
      <style:text-properties style:font-name="Arial" style:font-name-asian="Arial" style:font-name-complex="Arial"/>
    </style:style>
    <style:style style:family="text" style:name="a46e660">
      <style:text-properties style:font-name-asian="Arial"/>
    </style:style>
    <style:style style:family="paragraph" style:name="a1e6457" style:parent-style-name="Standard">
      <style:paragraph-properties fo:margin-bottom="0.0mm" fo:margin-top="2.12mm"/>
      <style:text-properties/>
    </style:style>
    <style:style style:family="table-cell" style:name="ab6d60f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e12caf" style:parent-style-name="Standard">
      <style:paragraph-properties fo:margin-bottom="0.0mm" fo:margin-top="2.12mm" fo:text-align="right"/>
    </style:style>
    <style:style style:family="table-cell" style:name="a4c4fec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99bb5f">
      <style:table-row-properties style:row-height="8.47mm"/>
    </style:style>
    <style:style style:family="table-cell" style:name="abd8301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4c9003" style:parent-style-name="FeldZ">
      <style:text-properties style:font-name="Arial" style:font-name-complex="Arial"/>
    </style:style>
    <style:style style:family="text" style:name="af99d7b" style:parent-style-name="FeldZ">
      <style:text-properties style:font-name="Arial" style:font-name-asian="Arial" style:font-name-complex="Arial"/>
    </style:style>
    <style:style style:family="text" style:name="a459e48">
      <style:text-properties style:font-name-asian="Arial"/>
    </style:style>
    <style:style style:family="paragraph" style:name="a17adf6" style:parent-style-name="Standard">
      <style:paragraph-properties fo:margin-bottom="0.0mm" fo:margin-top="2.12mm"/>
      <style:text-properties/>
    </style:style>
    <style:style style:family="table-cell" style:name="abd2143">
      <style:table-cell-properties fo:border-bottom="0.26mm solid #808080" fo:border-left="0.26mm dotted #000000" fo:border-right="none" fo:border-top="none" fo:padding-bottom="0.0mm" fo:padding-left="1.23mm" fo:padding-right="1.23mm" fo:padding-top="0.0mm" style:vertical-align="top"/>
    </style:style>
    <style:style style:family="paragraph" style:name="ae619c0" style:parent-style-name="Standard">
      <style:paragraph-properties fo:margin-bottom="0.0mm" fo:margin-top="2.12mm" fo:text-align="right"/>
    </style:style>
    <style:style style:family="table-cell" style:name="af4adec">
      <style:table-cell-properties fo:border-bottom="0.26mm dotte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9aace6">
      <style:table-row-properties style:row-height="8.47mm"/>
    </style:style>
    <style:style style:family="paragraph" style:name="ae7b3f3" style:parent-style-name="Standard">
      <style:text-properties fo:font-weight="bold" style:font-weight-asian="bold"/>
    </style:style>
    <style:style style:family="table-cell" style:name="a2eb4d7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7e9eaf">
      <style:text-properties fo:font-weight="bold" style:font-weight-asian="bold"/>
    </style:style>
    <style:style style:family="paragraph" style:name="a7bbf17" style:parent-style-name="Standard">
      <style:paragraph-properties fo:margin-bottom="0.0mm" fo:margin-top="2.12mm"/>
      <style:text-properties/>
    </style:style>
    <style:style style:family="table-cell" style:name="ac825e8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10b94a">
      <style:table-row-properties style:row-height="8.47mm"/>
    </style:style>
    <style:style style:family="paragraph" style:name="a0358b1" style:parent-style-name="Standard">
      <style:text-properties fo:font-weight="bold" style:font-weight-asian="bold"/>
    </style:style>
    <style:style style:family="table-cell" style:name="a8c906c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8cc28f" style:parent-style-name="FeldZ">
      <style:text-properties style:font-name="Arial" style:font-name-complex="Arial"/>
    </style:style>
    <style:style style:family="text" style:name="aa74931" style:parent-style-name="FeldZ">
      <style:text-properties style:font-name="Arial" style:font-name-asian="Arial" style:font-name-complex="Arial"/>
    </style:style>
    <style:style style:family="paragraph" style:name="af3fda9" style:parent-style-name="Standard">
      <style:paragraph-properties fo:margin-bottom="0.0mm" fo:margin-left="12.51mm" fo:margin-right="0.0mm" fo:margin-top="2.12mm" fo:text-indent="0.0mm"/>
      <style:text-properties/>
    </style:style>
    <style:style style:family="table-cell" style:name="ac523c6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6352c6">
      <style:table-row-properties style:row-height="10.41mm"/>
    </style:style>
    <style:style style:family="paragraph" style:name="a44f161" style:parent-style-name="Standard">
      <style:text-properties fo:font-weight="bold" style:font-weight-asian="bold"/>
    </style:style>
    <style:style style:family="table-cell" style:name="afaf23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bb927e">
      <style:text-properties fo:font-weight="bold" style:font-weight-asian="bold"/>
    </style:style>
    <style:style style:family="paragraph" style:name="a0b1743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able-cell" style:name="afee09e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0e48fd">
      <style:table-row-properties style:row-height="12.7mm"/>
    </style:style>
    <style:style style:family="paragraph" style:name="a824ee3" style:parent-style-name="Standard">
      <style:text-properties fo:font-weight="bold" style:font-weight-asian="bold"/>
    </style:style>
    <style:style style:family="table-cell" style:name="a9d2b8a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222ccd">
      <style:text-properties style:font-name-asian="Arial"/>
    </style:style>
    <style:style style:family="text" style:name="a75d7d1">
      <style:text-properties fo:country="US" fo:language="en"/>
    </style:style>
    <style:style style:family="paragraph" style:name="a030f7a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paragraph" style:name="a62f0f4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13290a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paragraph" style:name="acb0b50" style:parent-style-name="Standard">
      <style:paragraph-properties fo:margin-bottom="2.12mm" fo:margin-top="2.12mm">
        <style:tab-stops>
          <style:tab-stop style:position="6.251cm"/>
          <style:tab-stop style:position="13.503cm"/>
        </style:tab-stops>
      </style:paragraph-properties>
    </style:style>
    <style:style style:family="text" style:name="a725b56">
      <style:text-properties style:font-name-asian="Arial"/>
    </style:style>
    <style:style style:family="text" style:name="a7a6d21">
      <style:text-properties fo:country="US" fo:language="en"/>
    </style:style>
    <style:style style:family="paragraph" style:name="a2f8650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paragraph" style:name="a32b28e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72ea3e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ext" style:name="a85bf60">
      <style:text-properties style:font-name-asian="Arial"/>
    </style:style>
    <style:style style:family="text" style:name="afdf0c1">
      <style:text-properties fo:country="US" fo:language="en"/>
    </style:style>
    <style:style style:family="paragraph" style:name="af4f4e5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paragraph" style:name="a4c6587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b6ca8e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f77db8">
      <style:table-row-properties style:row-height="12.7mm"/>
    </style:style>
    <style:style style:family="paragraph" style:name="a5fc52c" style:parent-style-name="Standard">
      <style:text-properties fo:font-weight="bold" style:font-weight-asian="bold"/>
    </style:style>
    <style:style style:family="table-cell" style:name="a71e778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bbf444">
      <style:text-properties fo:font-size="9.0pt" style:font-size-asian="9.0pt"/>
    </style:style>
    <style:style style:family="text" style:name="a1d97a1">
      <style:text-properties fo:font-weight="bold" style:font-weight-asian="bold"/>
    </style:style>
    <style:style style:family="paragraph" style:name="a68d34a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ext" style:name="a3714b9">
      <style:text-properties fo:font-weight="bold" style:font-weight-asian="bold"/>
    </style:style>
    <style:style style:family="paragraph" style:name="a62a13a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b453fe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a21583">
      <style:table-row-properties style:row-height="1.31mm"/>
    </style:style>
    <style:style style:family="paragraph" style:name="a61600e" style:parent-style-name="Standard">
      <style:text-properties fo:font-weight="bold" style:font-weight-asian="bold"/>
    </style:style>
    <style:style style:family="table-cell" style:name="ae5217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14ff1f">
      <style:text-properties fo:font-weight="bold" style:font-weight-asian="bold"/>
    </style:style>
    <style:style style:family="text" style:name="a0b31fb">
      <style:text-properties fo:font-weight="bold" style:font-weight-asian="bold"/>
    </style:style>
    <style:style style:family="paragraph" style:name="aa028d8" style:parent-style-name="Standard">
      <style:paragraph-properties fo:margin-bottom="2.12mm" fo:margin-left="12.51mm" fo:margin-right="0.0mm" fo:margin-top="2.12mm" fo:text-indent="0.0mm">
        <style:tab-stops>
          <style:tab-stop style:position="1.251cm"/>
          <style:tab-stop style:position="19.253cm"/>
        </style:tab-stops>
      </style:paragraph-properties>
      <style:text-properties/>
    </style:style>
    <style:style style:family="text" style:name="a436487">
      <style:text-properties fo:font-weight="bold" style:font-weight-asian="bold"/>
    </style:style>
    <style:style style:family="text" style:name="a0a9225">
      <style:text-properties fo:font-weight="bold" style:font-weight-asian="bold"/>
    </style:style>
    <style:style style:family="paragraph" style:name="adda08a" style:parent-style-name="Standard">
      <style:paragraph-properties fo:margin-bottom="2.12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4f27a6">
      <style:text-properties fo:font-weight="bold" style:font-weight-asian="bold"/>
    </style:style>
    <style:style style:family="text" style:name="a4ebc53">
      <style:text-properties fo:country="GB" fo:font-weight="bold" fo:language="en" style:font-weight-asian="bold"/>
    </style:style>
    <style:style style:family="paragraph" style:name="a833d9a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d00aad">
      <style:text-properties fo:country="GB" fo:font-weight="bold" fo:language="en" style:font-weight-asian="bold"/>
    </style:style>
    <style:style style:family="text" style:name="aa4c653">
      <style:text-properties fo:country="GB" fo:font-weight="bold" fo:language="en" style:font-weight-asian="bold"/>
    </style:style>
    <style:style style:family="text" style:name="a9c1da2">
      <style:text-properties fo:country="GB" fo:font-weight="bold" fo:language="en" style:font-weight-asian="bold"/>
    </style:style>
    <style:style style:family="text" style:name="a15469e">
      <style:text-properties fo:font-weight="bold" style:font-weight-asian="bold"/>
    </style:style>
    <style:style style:family="paragraph" style:name="ac9777d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82c1b5">
      <style:text-properties fo:font-weight="bold" style:font-weight-asian="bold"/>
    </style:style>
    <style:style style:family="paragraph" style:name="a088b35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03b497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7111c1">
      <style:table-row-properties style:row-height="12.7mm"/>
    </style:style>
    <style:style style:family="table-cell" style:name="ae9b2d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2b9a21" style:parent-style-name="Standard">
      <style:paragraph-properties fo:margin-bottom="0.0mm" fo:margin-top="2.12mm"/>
    </style:style>
    <style:style style:family="paragraph" style:name="a158d7c" style:parent-style-name="Standard">
      <style:paragraph-properties fo:margin-bottom="0.0mm" fo:margin-top="2.12mm"/>
    </style:style>
    <style:style style:family="table-cell" style:name="a339600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d25de9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fc3d36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b09eae" style:parent-style-name="Standard">
      <style:paragraph-properties fo:margin-bottom="0.0mm" fo:margin-left="-1.23mm" fo:margin-right="0.0mm" fo:margin-top="2.12mm" fo:text-align="center" fo:text-indent="0.0mm"/>
    </style:style>
    <style:style style:family="table-cell" style:name="a3bb6b3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text" style:name="ae9e45d" style:parent-style-name="FeldZ">
      <style:text-properties style:font-name="Arial" style:font-name-complex="Arial"/>
    </style:style>
    <style:style style:family="paragraph" style:name="a0c4571" style:parent-style-name="Standard">
      <style:paragraph-properties fo:margin-bottom="0.0mm" fo:margin-top="2.12mm" fo:text-align="center"/>
      <style:text-properties/>
    </style:style>
    <style:style style:family="table-cell" style:name="a3f105e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770483">
      <style:table-row-properties style:row-height="15.26mm"/>
    </style:style>
    <style:style style:family="table-cell" style:name="a60391a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17457c" style:parent-style-name="FeldZ">
      <style:text-properties style:font-name="Arial" style:font-name-complex="Arial"/>
    </style:style>
    <style:style style:family="text" style:name="af54181" style:parent-style-name="FeldZ">
      <style:text-properties style:font-name="Arial" style:font-name-asian="Arial" style:font-name-complex="Arial"/>
    </style:style>
    <style:style style:family="paragraph" style:name="a15288d" style:parent-style-name="Standard">
      <style:paragraph-properties fo:margin-bottom="2.12mm" fo:margin-left="12.51mm" fo:margin-right="0.0mm" fo:margin-top="2.12mm" fo:text-indent="0.0mm"/>
      <style:text-properties/>
    </style:style>
    <style:style style:family="table-cell" style:name="aa273d9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31c646">
      <style:table-row-properties style:row-height="9.6mm"/>
    </style:style>
    <style:style style:family="paragraph" style:name="a93aa60" style:parent-style-name="Standard">
      <style:text-properties fo:font-weight="bold" style:font-weight-asian="bold"/>
    </style:style>
    <style:style style:family="table-cell" style:name="afb7ec2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7ce23c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adfaa7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bec3a6">
      <style:table-row-properties style:row-height="8.47mm"/>
    </style:style>
    <style:style style:family="table-cell" style:name="a6b5e5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graphic" style:name="abaf46b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y="1.01mm"/>
    </style:style>
    <style:style style:family="paragraph" style:name="acb6010" style:parent-style-name="Standard">
      <style:paragraph-properties fo:line-height="150%" fo:margin-bottom="0.0mm" fo:margin-top="2.12mm">
        <style:tab-stops>
          <style:tab-stop style:position="4.129cm"/>
        </style:tab-stops>
      </style:paragraph-properties>
      <style:text-properties fo:font-size="9.0pt" style:font-size-asian="9.0pt"/>
    </style:style>
    <style:style style:family="text" style:name="a959e2b">
      <style:text-properties style:font-name-asian="Arial"/>
    </style:style>
    <style:style style:family="text" style:name="aed6349">
      <style:text-properties fo:font-weight="bold" style:font-weight-asian="bold"/>
    </style:style>
    <style:style style:family="paragraph" style:name="a7efa4f" style:parent-style-name="Standard">
      <style:paragraph-properties fo:margin-bottom="0.0mm" fo:margin-top="2.12mm">
        <style:tab-stops>
          <style:tab-stop style:position="4.129cm"/>
          <style:tab-stop style:position="7.627cm"/>
        </style:tab-stops>
      </style:paragraph-properties>
    </style:style>
    <style:style style:family="text" style:name="a5aa69b">
      <style:text-properties fo:font-size="9.0pt" style:font-size-asian="9.0pt"/>
    </style:style>
    <style:style style:family="graphic" style:name="a0a237a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y="1.01mm"/>
    </style:style>
    <style:style style:family="graphic" style:name="a892e2f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x="39.48mm" svg:y="1.01mm"/>
    </style:style>
    <style:style style:family="paragraph" style:name="a121865" style:parent-style-name="Standard">
      <style:paragraph-properties fo:margin-bottom="0.0mm" fo:margin-top="1.41mm">
        <style:tab-stops>
          <style:tab-stop style:position="4.129cm"/>
        </style:tab-stops>
      </style:paragraph-properties>
      <style:text-properties/>
    </style:style>
    <style:style style:family="text" style:name="a145b56">
      <style:text-properties fo:country="US" fo:font-weight="bold" fo:language="en" style:font-weight-asian="bold"/>
    </style:style>
    <style:style style:family="text" style:name="ade884f">
      <style:text-properties fo:country="US" fo:font-weight="bold" fo:language="en" style:font-weight-asian="bold"/>
    </style:style>
    <style:style style:family="text" style:name="a144e3c">
      <style:text-properties fo:country="US" fo:font-weight="bold" fo:language="en" style:font-name-asian="Arial" style:font-weight-asian="bold"/>
    </style:style>
    <style:style style:family="paragraph" style:name="afdd066" style:parent-style-name="Standard">
      <style:paragraph-properties fo:margin-bottom="0.0mm" fo:margin-top="2.12mm">
        <style:tab-stops>
          <style:tab-stop style:position="4.129cm"/>
        </style:tab-stops>
      </style:paragraph-properties>
      <style:text-properties/>
    </style:style>
    <style:style style:family="paragraph" style:name="a91e4b2" style:parent-style-name="Standard">
      <style:paragraph-properties fo:margin-bottom="0.0mm" fo:margin-top="2.12mm"/>
      <style:text-properties fo:font-size="9.0pt" style:font-size-asian="9.0pt"/>
    </style:style>
    <style:style style:family="text" style:name="a8f3d33">
      <style:text-properties style:font-name-asian="Arial"/>
    </style:style>
    <style:style style:family="text" style:name="a49a073">
      <style:text-properties fo:country="US" fo:font-weight="bold" fo:language="en" style:font-weight-asian="bold"/>
    </style:style>
    <style:style style:family="paragraph" style:name="a43db6c" style:parent-style-name="Standard">
      <style:paragraph-properties fo:margin-bottom="0.0mm" fo:margin-top="2.12mm"/>
    </style:style>
    <style:style style:family="paragraph" style:name="ada2154" style:parent-style-name="Standard">
      <style:paragraph-properties fo:margin-bottom="0.0mm" fo:margin-top="2.12mm"/>
      <style:text-properties fo:font-size="9.0pt" style:font-size-asian="9.0pt"/>
    </style:style>
    <style:style style:family="text" style:name="acbe2b2">
      <style:text-properties style:font-name-asian="Arial"/>
    </style:style>
    <style:style style:family="text" style:name="acfb304">
      <style:text-properties fo:country="US" fo:font-weight="bold" fo:language="en" style:font-weight-asian="bold"/>
    </style:style>
    <style:style style:family="paragraph" style:name="a581664" style:parent-style-name="Standard">
      <style:paragraph-properties fo:margin-bottom="0.0mm" fo:margin-top="2.12mm"/>
    </style:style>
    <style:style style:family="text" style:name="a531468">
      <style:text-properties fo:font-size="9.0pt" style:font-size-asian="9.0pt"/>
    </style:style>
    <style:style style:family="paragraph" style:name="afb026f" style:parent-style-name="Standard">
      <style:paragraph-properties fo:margin-bottom="0.0mm" fo:margin-top="1.76mm"/>
      <style:text-properties/>
    </style:style>
    <style:style style:family="text" style:name="a82c264">
      <style:text-properties style:font-name-asian="Arial"/>
    </style:style>
    <style:style style:family="text" style:name="a85db2a">
      <style:text-properties fo:country="US" fo:font-weight="bold" fo:language="en" style:font-weight-asian="bold"/>
    </style:style>
    <style:style style:family="paragraph" style:name="a86a037" style:parent-style-name="Standard">
      <style:paragraph-properties fo:margin-bottom="0.0mm" fo:margin-top="2.12mm"/>
    </style:style>
    <style:style style:family="table-cell" style:name="a62e763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text" style:name="aae6490">
      <style:text-properties style:font-name-asian="Arial"/>
    </style:style>
    <style:style style:family="text" style:name="ab0130b">
      <style:text-properties fo:country="US" fo:font-weight="bold" fo:language="en" style:font-weight-asian="bold"/>
    </style:style>
    <style:style style:family="paragraph" style:name="abfbd0e" style:parent-style-name="Standard">
      <style:paragraph-properties fo:margin-bottom="0.0mm" fo:margin-top="2.12mm"/>
    </style:style>
    <style:style style:family="text" style:name="a2f3569">
      <style:text-properties style:font-name-asian="Arial"/>
    </style:style>
    <style:style style:family="text" style:name="a51f4aa">
      <style:text-properties fo:country="US" fo:font-weight="bold" fo:language="en" style:font-weight-asian="bold"/>
    </style:style>
    <style:style style:family="paragraph" style:name="a290243" style:parent-style-name="Standard"/>
    <style:style style:family="text" style:name="af5e731">
      <style:text-properties style:font-name-asian="Arial"/>
    </style:style>
    <style:style style:family="text" style:name="ab6a6dc">
      <style:text-properties fo:country="US" fo:font-weight="bold" fo:language="en" style:font-weight-asian="bold"/>
    </style:style>
    <style:style style:family="paragraph" style:name="aaccf02" style:parent-style-name="Standard"/>
    <style:style style:family="text" style:name="a42bfee">
      <style:text-properties style:font-name-asian="Arial"/>
    </style:style>
    <style:style style:family="text" style:name="ac5ffdf">
      <style:text-properties fo:country="US" fo:font-weight="bold" fo:language="en" style:font-weight-asian="bold"/>
    </style:style>
    <style:style style:family="paragraph" style:name="a31dcb0" style:parent-style-name="Standard"/>
    <style:style style:family="text" style:name="a970d82">
      <style:text-properties style:font-name-asian="Arial"/>
    </style:style>
    <style:style style:family="text" style:name="ab28bd2">
      <style:text-properties fo:country="US" fo:font-weight="bold" fo:language="en" style:font-weight-asian="bold"/>
    </style:style>
    <style:style style:family="paragraph" style:name="a2eb276" style:parent-style-name="Standard"/>
    <style:style style:family="text" style:name="adda2a4">
      <style:text-properties style:font-name-asian="Arial"/>
    </style:style>
    <style:style style:family="text" style:name="a27113e">
      <style:text-properties fo:country="US" fo:font-weight="bold" fo:language="en" style:font-weight-asian="bold"/>
    </style:style>
    <style:style style:family="paragraph" style:name="a2afa3d" style:parent-style-name="Standard"/>
    <style:style style:family="text" style:name="a0b135d">
      <style:text-properties style:font-name-asian="Arial"/>
    </style:style>
    <style:style style:family="text" style:name="a0546a6">
      <style:text-properties fo:country="US" fo:font-weight="bold" fo:language="en" style:font-weight-asian="bold"/>
    </style:style>
    <style:style style:family="paragraph" style:name="acabc37" style:parent-style-name="Standard"/>
    <style:style style:family="text" style:name="a0fc674">
      <style:text-properties fo:font-size="9.0pt" style:font-size-asian="9.0pt"/>
    </style:style>
    <style:style style:family="graphic" style:name="a958f11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x="86.75mm" svg:y="7.0mm"/>
    </style:style>
    <style:style style:family="graphic" style:name="a0ee72b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x="86.75mm" svg:y="19.0mm"/>
    </style:style>
    <style:style style:family="graphic" style:name="aa17ef3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x="86.71mm" svg:y="30.71mm"/>
    </style:style>
    <style:style style:family="paragraph" style:name="a0f1a0a" style:parent-style-name="Standard">
      <style:paragraph-properties fo:margin-bottom="0.0mm" fo:margin-top="2.12mm"/>
      <style:text-properties/>
    </style:style>
    <style:style style:family="table-cell" style:name="a3e762c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529444">
      <style:table-row-properties style:row-height="48.86mm"/>
    </style:style>
    <style:style style:family="table-cell" style:name="a018a06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ffa369" style:parent-style-name="Standard">
      <style:text-properties fo:font-weight="bold" style:font-weight-asian="bold"/>
    </style:style>
    <style:style style:family="paragraph" style:name="aba0942" style:parent-style-name="Standard">
      <style:paragraph-properties fo:margin-bottom="0.0mm" fo:margin-top="2.12mm"/>
      <style:text-properties fo:font-size="9.0pt" style:font-size-asian="9.0pt"/>
    </style:style>
    <style:style style:family="table-cell" style:name="aee327c">
      <style:table-cell-properties fo:border-bottom="0.26mm solid #808080" fo:border-left="0.26mm solid #808080" fo:border-right="none" fo:border-top="0.26mm solid #000000" fo:padding-bottom="0.0mm" fo:padding-left="1.23mm" fo:padding-right="1.23mm" fo:padding-top="0.0mm" style:vertical-align="top"/>
    </style:style>
    <style:style style:family="text" style:name="a50f13b">
      <style:text-properties style:font-name-asian="Arial"/>
    </style:style>
    <style:style style:family="text" style:name="acbcfdd">
      <style:text-properties fo:country="US" fo:font-weight="bold" fo:language="en" style:font-weight-asian="bold"/>
    </style:style>
    <style:style style:family="paragraph" style:name="aa8af48" style:parent-style-name="Standard">
      <style:paragraph-properties fo:margin-bottom="2.12mm" fo:margin-top="2.12mm"/>
    </style:style>
    <style:style style:family="text" style:name="a5d1941">
      <style:text-properties style:font-name-asian="Arial"/>
    </style:style>
    <style:style style:family="text" style:name="a7094c2">
      <style:text-properties fo:country="US" fo:font-weight="bold" fo:language="en" style:font-weight-asian="bold"/>
    </style:style>
    <style:style style:family="paragraph" style:name="a0d5dea" style:parent-style-name="Standard"/>
    <style:style style:family="text" style:name="a399601">
      <style:text-properties style:font-name-asian="Arial"/>
    </style:style>
    <style:style style:family="text" style:name="aa915d3">
      <style:text-properties fo:country="US" fo:font-weight="bold" fo:language="en" style:font-weight-asian="bold"/>
    </style:style>
    <style:style style:family="paragraph" style:name="a135962" style:parent-style-name="Standard"/>
    <style:style style:family="text" style:name="ad4f881">
      <style:text-properties style:font-name-asian="Arial"/>
    </style:style>
    <style:style style:family="text" style:name="a6ac582">
      <style:text-properties fo:country="US" fo:font-weight="bold" fo:language="en" style:font-weight-asian="bold"/>
    </style:style>
    <style:style style:family="paragraph" style:name="af39977" style:parent-style-name="Standard"/>
    <style:style style:family="text" style:name="a553c16">
      <style:text-properties style:font-name-asian="Arial"/>
    </style:style>
    <style:style style:family="text" style:name="a263bce">
      <style:text-properties fo:country="US" fo:font-weight="bold" fo:language="en" style:font-weight-asian="bold"/>
    </style:style>
    <style:style style:family="paragraph" style:name="aa0a8c8" style:parent-style-name="Standard"/>
    <style:style style:family="text" style:name="af6ca38">
      <style:text-properties style:font-name-asian="Arial"/>
    </style:style>
    <style:style style:family="text" style:name="a3534d2">
      <style:text-properties fo:country="US" fo:font-weight="bold" fo:language="en" style:font-weight-asian="bold"/>
    </style:style>
    <style:style style:family="paragraph" style:name="a5b29ee" style:parent-style-name="Standard"/>
    <style:style style:family="paragraph" style:name="a1ef6bb" style:parent-style-name="Standard">
      <style:paragraph-properties fo:line-height="150%" fo:margin-bottom="0.0mm" fo:margin-top="2.12mm"/>
      <style:text-properties fo:font-size="9.0pt" style:font-size-asian="9.0pt"/>
    </style:style>
    <style:style style:family="table-cell" style:name="ab07c74">
      <style:table-cell-properties fo:border-bottom="0.26mm solid #80808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5c3ae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1e99af">
      <style:text-properties fo:font-weight="bold" style:font-weight-asian="bold"/>
    </style:style>
    <style:style style:family="text" style:name="ade41a1">
      <style:text-properties fo:font-weight="bold" style:font-weight-asian="bold"/>
    </style:style>
    <style:style style:family="paragraph" style:name="a9d2a65" style:parent-style-name="Standard">
      <style:paragraph-properties>
        <style:tab-stops>
          <style:tab-stop style:position="0.751cm"/>
        </style:tab-stops>
      </style:paragraph-properties>
      <style:text-properties/>
    </style:style>
    <style:style style:family="table-cell" style:name="a5e5a48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19fc4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5c838a">
      <style:text-properties fo:font-weight="bold" style:font-weight-asian="bold"/>
    </style:style>
    <style:style style:family="paragraph" style:name="a9f91bf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ext" style:name="a6b7c6b">
      <style:text-properties fo:font-weight="bold" style:font-weight-asian="bold"/>
    </style:style>
    <style:style style:family="paragraph" style:name="a1863ac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able-cell" style:name="a563e00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e1a66c">
      <style:table-row-properties style:row-height="10.53mm"/>
    </style:style>
    <style:style style:family="table-column" style:name="af448b6">
      <style:table-column-properties style:rel-column-width="1*"/>
    </style:style>
    <style:style style:family="table-column" style:name="aa57d0f">
      <style:table-column-properties style:rel-column-width="33*"/>
    </style:style>
    <style:style style:family="table-column" style:name="a14fde9">
      <style:table-column-properties style:rel-column-width="1*"/>
    </style:style>
    <style:style style:family="table-column" style:name="ab498b8">
      <style:table-column-properties style:rel-column-width="6*"/>
    </style:style>
    <style:style style:family="table-column" style:name="a28a8ed">
      <style:table-column-properties style:rel-column-width="3*"/>
    </style:style>
    <style:style style:family="table-column" style:name="ada9332">
      <style:table-column-properties style:rel-column-width="7*"/>
    </style:style>
    <style:style style:family="table-column" style:name="af620e8">
      <style:table-column-properties style:rel-column-width="1*"/>
    </style:style>
    <style:style style:family="table-column" style:name="af31f88">
      <style:table-column-properties style:rel-column-width="10*"/>
    </style:style>
    <style:style style:family="table-column" style:name="a184f1a">
      <style:table-column-properties style:rel-column-width="6*"/>
    </style:style>
    <style:style style:family="table-column" style:name="a18b3fa">
      <style:table-column-properties style:rel-column-width="3*"/>
    </style:style>
    <style:style style:family="table-column" style:name="a65a35c">
      <style:table-column-properties style:rel-column-width="7*"/>
    </style:style>
    <style:style style:family="table-column" style:name="a5bd4ac">
      <style:table-column-properties style:rel-column-width="23*"/>
    </style:style>
    <style:style style:family="table" style:name="a16db15">
      <style:table-properties fo:margin-left="-1.36mm" style:width="17.776cm" table:align="left"/>
    </style:style>
    <style:style style:family="paragraph" style:name="a84e6fc" style:parent-style-name="Heading_20_1">
      <style:paragraph-properties/>
    </style:style>
    <text:list-style style:name="WW8StyleNum">
      <text:list-level-style-bullet text:bullet-char="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1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2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0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StyleNum1">
      <text:list-level-style-number style:num-format="1" style:num-suffix=")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">
      <text:list-level-style-number style:num-format="1" style:num-suffix="." text:display-levels="1" text:level="1" text:start-value="4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2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5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4">
      <text:list-level-style-number style:num-format="1" style:num-suffix="." text:display-levels="1" text:level="1" text:start-value="78">
        <style:list-level-properties text:list-level-position-and-space-mode="label-alignment">
          <style:list-level-label-alignment fo:margin-left="18.79mm" fo:text-indent="-12.44mm" text:label-followed-by="listtab" text:list-tab-stop-position="18.7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7">
      <text:list-level-style-bullet text:bullet-char="" text:level="1">
        <style:list-level-properties text:list-level-position-and-space-mode="label-alignment">
          <style:list-level-label-alignment fo:margin-left="26.0mm" fo:text-indent="-7.99mm" text:label-followed-by="listtab" text:list-tab-stop-position="2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9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4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8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style:style style:family="text" style:name="a7ef1cb">
      <style:text-properties fo:country="US" fo:font-weight="bold" fo:language="en" style:font-name-asian="Arial" style:font-weight-asian="bold"/>
    </style:style>
    <style:style style:family="text" style:name="ad263fe">
      <style:text-properties fo:country="US" fo:font-weight="bold" fo:language="en" style:font-name-asian="Arial" style:font-weight-asian="bold"/>
    </style:style>
    <style:style style:family="text" style:name="ac6c105">
      <style:text-properties fo:country="US" fo:font-weight="bold" fo:language="en" style:font-name-asian="Arial" style:font-weight-asian="bold"/>
    </style:style>
    <style:style style:family="text" style:name="abbafeb">
      <style:text-properties fo:country="US" fo:font-weight="bold" fo:language="en" style:font-name-asian="Arial" style:font-weight-asian="bold"/>
    </style:style>
    <style:style style:family="text" style:name="a1b0e7d">
      <style:text-properties fo:country="US" fo:font-weight="bold" fo:language="en" style:font-name-asian="Arial" style:font-weight-asian="bold"/>
    </style:style>
    <style:style style:family="text" style:name="a69c941">
      <style:text-properties fo:country="US" fo:font-weight="bold" fo:language="en" style:font-name-asian="Arial" style:font-weight-asian="bold"/>
    </style:style>
    <style:style style:family="text" style:name="a99097d">
      <style:text-properties fo:country="US" fo:font-weight="bold" fo:language="en" style:font-name-asian="Arial" style:font-weight-asian="bold"/>
    </style:style>
    <style:style style:family="text" style:name="acf93ec">
      <style:text-properties fo:country="US" fo:font-weight="bold" fo:language="en" style:font-name-asian="Arial" style:font-weight-asian="bold"/>
    </style:style>
    <style:style style:family="text" style:name="af6b100">
      <style:text-properties fo:country="US" fo:font-weight="bold" fo:language="en" style:font-name-asian="Arial" style:font-weight-asian="bold"/>
    </style:style>
    <style:style style:family="text" style:name="a19ad04">
      <style:text-properties fo:country="US" fo:font-weight="bold" fo:language="en" style:font-name-asian="Arial" style:font-weight-asian="bold"/>
    </style:style>
    <style:style style:family="text" style:name="a8ec9ee">
      <style:text-properties fo:country="US" fo:font-weight="bold" fo:language="en" style:font-name-asian="Arial" style:font-weight-asian="bold"/>
    </style:style>
    <style:style style:family="text" style:name="a11741e">
      <style:text-properties fo:country="US" fo:font-weight="bold" fo:language="en" style:font-name-asian="Arial" style:font-weight-asian="bold"/>
    </style:style>
    <style:style style:family="text" style:name="a75a919">
      <style:text-properties fo:country="US" fo:font-weight="bold" fo:language="en" style:font-name-asian="Arial" style:font-weight-asian="bold"/>
    </style:style>
    <style:style style:family="text" style:name="a3688c8">
      <style:text-properties fo:country="US" fo:font-weight="bold" fo:language="en" style:font-name-asian="Arial" style:font-weight-asian="bold"/>
    </style:style>
    <style:style style:family="text" style:name="abcadf2">
      <style:text-properties fo:country="US" fo:font-weight="bold" fo:language="en" style:font-name-asian="Arial" style:font-weight-asian="bold"/>
    </style:style>
    <style:style style:family="text" style:name="a0b284c">
      <style:text-properties fo:country="US" fo:font-weight="bold" fo:language="en" style:font-name-asian="Arial" style:font-weight-asian="bold"/>
    </style:style>
    <style:style style:family="text" style:name="afd300f">
      <style:text-properties fo:font-weight="bold" style:font-name-asian="Arial" style:font-weight-asian="bold"/>
    </style:style>
    <style:style style:family="text" style:name="a3069bd">
      <style:text-properties fo:country="US" fo:language="en" style:font-name-asian="Arial"/>
    </style:style>
    <style:style style:family="text" style:name="a11555b">
      <style:text-properties fo:country="US" fo:language="en" style:font-name-asian="Arial"/>
    </style:style>
    <style:style style:family="text" style:name="ad390ef">
      <style:text-properties fo:country="US" fo:language="en" style:font-name-asian="Arial"/>
    </style:style>
  </office:automatic-styles>
  <office:body>
    <office:text>
      <text:p text:style-name="a84e6fc">Formblatt Anzeige einer Änderung</text:p>
      <table:table table:style-name="a16db15">
        <table:table-column table:style-name="a5bd4ac"/>
        <table:table-column table:style-name="a65a35c"/>
        <table:table-column table:style-name="a18b3fa"/>
        <table:table-column table:style-name="a184f1a"/>
        <table:table-column table:style-name="af31f88"/>
        <table:table-column table:style-name="af620e8"/>
        <table:table-column table:style-name="ada9332"/>
        <table:table-column table:style-name="a28a8ed"/>
        <table:table-column table:style-name="ab498b8"/>
        <table:table-column table:style-name="a14fde9"/>
        <table:table-column table:style-name="aa57d0f"/>
        <table:table-column table:style-name="af448b6"/>
        <table:table-row table:style-name="ae1a66c">
          <table:table-cell table:number-columns-spanned="11" table:style-name="a563e00">
            <text:p text:style-name="a1863ac"><text:s/><text:span text:style-name="a6b7c6b">Anzeige nach § 15 Abs. 1 BImSchG<text:s/></text:span></text:p>
            <text:p text:style-name="a9f91bf"><text:s/><text:span text:style-name="a5c838a">Anzeige gemäß § 4 Abs. 5 TEHG</text:span></text:p>
          </table:table-cell>
          <table:table-cell table:style-name="a19fc44">
            <text:p text:style-name="Standard"/>
          </table:table-cell>
        </table:table-row>
        <table:table-row>
          <table:table-cell table:number-columns-spanned="11" table:style-name="a5e5a48">
            <text:p text:style-name="a9d2a65"><text:span text:style-name="ade41a1">1.</text:span><text:tab/><text:span text:style-name="a1e99af">Genehmigungsbehörde / Betreiber/in</text:span></text:p>
          </table:table-cell>
          <table:table-cell table:style-name="a5c3ae4">
            <text:p text:style-name="Standard"/>
          </table:table-cell>
        </table:table-row>
        <table:table-row>
          <table:table-cell table:number-columns-spanned="5" table:style-name="ab07c74">
            <text:p text:style-name="a1ef6bb">Anschrift der Genehmigungsbehörde</text:p>
            <text:p text:style-name="a5b29ee"><text:span text:style-name="a7ef1cb">  </text:span><text:span text:style-name="af6ca38">  </text:span> </text:p>
            <text:p text:style-name="aa0a8c8"><text:span text:style-name="ad263fe">  </text:span><text:span text:style-name="a553c16">  </text:span> </text:p>
            <text:p text:style-name="af39977"><text:span text:style-name="ac6c105">  </text:span><text:span text:style-name="ad4f881">  </text:span> </text:p>
            <text:p text:style-name="a135962"><text:span text:style-name="abbafeb">  </text:span><text:span text:style-name="a399601">  </text:span> </text:p>
            <text:p text:style-name="a0d5dea"><text:span text:style-name="a1b0e7d">  </text:span><text:span text:style-name="a5d1941">  </text:span> </text:p>
            <text:p text:style-name="aa8af48"><text:span text:style-name="a69c941">  </text:span><text:span text:style-name="a50f13b">  </text:span> </text:p>
          </table:table-cell>
          <table:table-cell table:number-columns-spanned="6" table:style-name="aee327c">
            <text:p text:style-name="aba0942">Eingangsvermerk der Genehmigungsbehörde</text:p>
            <text:p text:style-name="affa369"/>
          </table:table-cell>
          <table:table-cell table:style-name="a018a06">
            <text:p text:style-name="Standard"/>
          </table:table-cell>
        </table:table-row>
        <table:table-row table:style-name="a529444">
          <table:table-cell table:number-columns-spanned="5" table:style-name="a3e762c">
            <text:p text:style-name="a0f1a0a"><draw:frame draw:style-name="aa17ef3" draw:z-index="2" svg:height="0.03mm" svg:width="76.23mm" svg:x="86.71mm" svg:y="30.71mm" text:anchor-type="as-char"><draw:text-box><text:p/></draw:text-box></draw:frame><draw:frame draw:style-name="a0ee72b" draw:z-index="1" svg:height="0.03mm" svg:width="76.23mm" svg:x="86.75mm" svg:y="19.0mm" text:anchor-type="as-char"><draw:text-box><text:p/></draw:text-box></draw:frame><draw:frame draw:style-name="a958f11" svg:height="0.03mm" svg:width="76.23mm" svg:x="86.75mm" svg:y="7.0mm" text:anchor-type="as-char"><draw:text-box><text:p/></draw:text-box></draw:frame><text:span text:style-name="a0fc674">Name/Anschrift des Anlagenbetreibers / der Anlagen-betreiberin</text:span></text:p>
            <text:p text:style-name="acabc37"><text:span text:style-name="a99097d">  </text:span><text:span text:style-name="a0b135d">  </text:span> </text:p>
            <text:p text:style-name="a2afa3d"><text:span text:style-name="acf93ec">  </text:span><text:span text:style-name="adda2a4">  </text:span> </text:p>
            <text:p text:style-name="a2eb276"><text:span text:style-name="af6b100">  </text:span><text:span text:style-name="a970d82">  </text:span> </text:p>
            <text:p text:style-name="a31dcb0"><text:span text:style-name="a19ad04">  </text:span><text:span text:style-name="a42bfee">  </text:span> </text:p>
            <text:p text:style-name="aaccf02"><text:span text:style-name="a8ec9ee">  </text:span><text:span text:style-name="af5e731">  </text:span> </text:p>
            <text:p text:style-name="a290243"><text:span text:style-name="a11741e">  </text:span><text:span text:style-name="a2f3569">  </text:span> </text:p>
            <text:p text:style-name="abfbd0e"><text:span text:style-name="a75a919">  </text:span><text:span text:style-name="aae6490">  </text:span> </text:p>
          </table:table-cell>
          <table:table-cell table:number-columns-spanned="6" table:style-name="a62e763">
            <text:p text:style-name="a86a037"><text:span text:style-name="a3688c8">  </text:span><text:span text:style-name="a82c264">  </text:span> </text:p>
            <text:p text:style-name="afb026f"><text:span text:style-name="a531468">Geschäftszeichen des Betreibers / der Betreiberin</text:span></text:p>
            <text:p text:style-name="a581664"><text:span text:style-name="abcadf2">  </text:span><text:span text:style-name="acbe2b2">  </text:span> </text:p>
            <text:p text:style-name="ada2154">Abteilung</text:p>
            <text:p text:style-name="a43db6c"><text:span text:style-name="a0b284c">  </text:span><text:span text:style-name="a8f3d33">  </text:span> </text:p>
            <text:p text:style-name="a91e4b2">Bearbeiter/Ansprechpartner</text:p>
            <text:p text:style-name="afdd066"><text:span text:style-name="a144e3c">    </text:span><text:span text:style-name="ade884f"> </text:span><text:tab/><text:span text:style-name="a145b56">     </text:span></text:p>
            <text:p text:style-name="a121865"><draw:frame draw:style-name="a892e2f" draw:z-index="4" svg:height="0.03mm" svg:width="35.59mm" svg:x="39.48mm" svg:y="1.01mm" text:anchor-type="as-char"><draw:text-box><text:p/></draw:text-box></draw:frame><draw:frame draw:style-name="a0a237a" draw:z-index="3" svg:height="0.03mm" svg:width="33.05mm" svg:y="1.01mm" text:anchor-type="as-char"><draw:text-box><text:p/></draw:text-box></draw:frame><text:span text:style-name="a5aa69b">Telefon<text:tab/>Telefax</text:span></text:p>
            <text:p text:style-name="a7efa4f"><text:span text:style-name="afd300f">  </text:span><text:span text:style-name="a959e2b">  </text:span> </text:p>
            <text:p text:style-name="acb6010"><draw:frame draw:style-name="abaf46b" draw:z-index="5" svg:height="0.03mm" svg:width="76.23mm" svg:y="1.01mm" text:anchor-type="as-char"><draw:text-box><text:p/></draw:text-box></draw:frame>E-Mail</text:p>
          </table:table-cell>
          <table:table-cell table:style-name="a6b5e54">
            <text:p text:style-name="Standard"/>
          </table:table-cell>
        </table:table-row>
        <table:table-row table:style-name="abec3a6">
          <table:table-cell table:number-columns-spanned="11" table:style-name="aadfaa7">
            <text:p text:style-name="a7ce23c">2.<text:tab/>Bezeichnung/Zweck der Anlage in Anlehnung an die 4. BImSchV</text:p>
          </table:table-cell>
          <table:table-cell table:style-name="afb7ec2">
            <text:p text:style-name="a93aa60"/>
          </table:table-cell>
        </table:table-row>
        <table:table-row table:style-name="a31c646">
          <table:table-cell table:number-columns-spanned="11" table:style-name="aa273d9">
            <text:p text:style-name="a15288d"><text:span text:style-name="af54181">    </text:span><text:span text:style-name="a17457c"> </text:span></text:p>
          </table:table-cell>
          <table:table-cell table:style-name="a60391a">
            <text:p text:style-name="Standard"/>
          </table:table-cell>
        </table:table-row>
        <table:table-row table:style-name="a770483">
          <table:table-cell table:style-name="a3f105e">
            <text:p text:style-name="a0c4571">Nr.:<text:s/><text:span text:style-name="ae9e45d"><text:s/><text:s text:c="4"/></text:span></text:p>
          </table:table-cell>
          <table:table-cell table:number-columns-spanned="7" table:style-name="a3bb6b3">
            <text:p text:style-name="ab09eae">des Anhangs 1 der 4. BImSchV</text:p>
          </table:table-cell>
          <table:table-cell table:style-name="afc3d36">
            <text:p text:style-name="ad25de9"/>
          </table:table-cell>
          <table:table-cell table:number-columns-spanned="2" table:style-name="a339600">
            <text:p text:style-name="a158d7c">Anlage gemäß RL 2010/75/EU<text:s/></text:p>
            <text:p text:style-name="a2b9a21">(IE-Anlage)</text:p>
          </table:table-cell>
          <table:table-cell table:style-name="ae9b2de">
            <text:p text:style-name="Standard"/>
          </table:table-cell>
        </table:table-row>
        <table:table-row table:style-name="a7111c1">
          <table:table-cell table:number-columns-spanned="11" table:style-name="a03b497">
            <text:p text:style-name="a088b35"><text:span text:style-name="a82c1b5">3.<text:tab/>Folgende Genehmigungen, Erlaubnisse, Ausnahmen etc. werden / wurden bei anderen Behörden beantragt:</text:span></text:p>
            <text:p text:style-name="ac9777d"><text:span text:style-name="a15469e"><text:tab/></text:span><text:s/><text:span text:style-name="a9c1da2">§§ 54, 64 HBO<text:tab/><text:s/></text:span><text:s/><text:span text:style-name="aa4c653">§ 63 WHG<text:tab/><text:s/><text:s/></text:span>§<text:span text:style-name="ad00aad"> 41 Abs. 1 HWG</text:span></text:p>
            <text:p text:style-name="a833d9a"><text:span text:style-name="a4ebc53"><text:tab/></text:span><text:s/><text:span text:style-name="a4f27a6">§ 13 Abs. 1 Nr. 1 BetrSichV (Dampfkesselanlagen)</text:span></text:p>
            <text:p text:style-name="adda08a"><text:span text:style-name="a0a9225"><text:tab/></text:span><text:s/><text:span text:style-name="a436487">§ 13 Abs. 1 Nr. 3 BetrSichV (Anlagen mit leicht- / hochentzündlichen Flüssigkeiten)</text:span></text:p>
            <text:p text:style-name="aa028d8"><text:s/><text:span text:style-name="a0b31fb"> </text:span><text:span text:style-name="a14ff1f">    </text:span></text:p>
          </table:table-cell>
          <table:table-cell table:style-name="ae5217e">
            <text:p text:style-name="a61600e"/>
          </table:table-cell>
        </table:table-row>
        <table:table-row table:style-name="aa21583">
          <table:table-cell table:number-columns-spanned="11" table:style-name="ab453fe">
            <text:p text:style-name="a62a13a"><text:span text:style-name="a3714b9">4.<text:tab/>Datum, Behörde und Geschäftszeichen der letzten Genehmigung(en) nach §§ 4 und 16 bzw. Anzeige nach § 67 Abs. 2 BImSchG, auf die sich die geplante Änderung bezieht</text:span></text:p>
            <text:p text:style-name="a68d34a"><text:span text:style-name="a1d97a1"><text:tab/></text:span><text:span text:style-name="abbf444">(Bereits vorliegende Anzeigen, Genehmigungen, Erlaubnisse u.ä. werden in Bezug genommen. Sie sind im beigefügten Formular 1/2<text:s/><text:s/>„Genehmigungsbestand der gesamten Anlage“ vollständig aufgelistet.)</text:span></text:p>
          </table:table-cell>
          <table:table-cell table:style-name="a71e778">
            <text:p text:style-name="a5fc52c"/>
          </table:table-cell>
        </table:table-row>
        <table:table-row table:style-name="af77db8">
          <table:table-cell table:number-columns-spanned="3" table:style-name="ab6ca8e">
            <text:p text:style-name="a4c6587">Behörde</text:p>
            <text:p text:style-name="af4f4e5"><text:span text:style-name="a3069bd">  </text:span><text:span text:style-name="a85bf60">  </text:span> </text:p>
          </table:table-cell>
          <table:table-cell table:number-columns-spanned="7" table:style-name="a72ea3e">
            <text:p text:style-name="a32b28e">Aktenzeichen</text:p>
            <text:p text:style-name="a2f8650"><text:span text:style-name="a11555b">  </text:span><text:span text:style-name="a725b56">  </text:span> </text:p>
            <text:p text:style-name="acb0b50"/>
          </table:table-cell>
          <table:table-cell table:style-name="a13290a">
            <text:p text:style-name="a62f0f4">Datum</text:p>
            <text:p text:style-name="a030f7a"><text:span text:style-name="ad390ef">  </text:span><text:span text:style-name="a222ccd">  </text:span> </text:p>
          </table:table-cell>
          <table:table-cell table:style-name="a9d2b8a">
            <text:p text:style-name="a824ee3"/>
          </table:table-cell>
        </table:table-row>
        <table:table-row table:style-name="a0e48fd">
          <table:table-cell table:number-columns-spanned="11" table:style-name="afee09e">
            <text:p text:style-name="a0b1743"><text:span text:style-name="abb927e">5.<text:tab/>Genauere Eingrenzungen des Anzeigegegenstandes (Projekts) unter Angabe der besonderen Merkmale der Anlage/Anlagenänderung (Kapazität, Leistung, Betriebsweise, Betriebszeiten, Typ, Lage etc.)</text:span></text:p>
          </table:table-cell>
          <table:table-cell table:style-name="afaf23e">
            <text:p text:style-name="a44f161"/>
          </table:table-cell>
        </table:table-row>
        <table:table-row table:style-name="a6352c6">
          <table:table-cell table:number-columns-spanned="11" table:style-name="ac523c6">
            <text:p text:style-name="af3fda9"><text:span text:style-name="aa74931"><text:s/><text:s text:c="3"/></text:span><text:span text:style-name="a8cc28f"><text:s/></text:span></text:p>
          </table:table-cell>
          <table:table-cell table:style-name="a8c906c">
            <text:p text:style-name="a0358b1"/>
          </table:table-cell>
        </table:table-row>
        <table:table-row table:style-name="a10b94a">
          <table:table-cell table:number-columns-spanned="11" table:style-name="ac825e8">
            <text:p text:style-name="a7bbf17"><text:span text:style-name="a7e9eaf">6.<text:tab/>Angaben zum Standort</text:span></text:p>
          </table:table-cell>
          <table:table-cell table:style-name="a2eb4d7">
            <text:p text:style-name="ae7b3f3"/>
          </table:table-cell>
        </table:table-row>
        <table:table-row table:style-name="a9aace6">
          <table:table-cell table:number-columns-spanned="2" table:style-name="af4adec">
            <text:p text:style-name="ae619c0">Werk/Betrieb:</text:p>
          </table:table-cell>
          <table:table-cell table:number-columns-spanned="9" table:style-name="abd2143">
            <text:p text:style-name="a17adf6"><text:span text:style-name="a459e48"><text:s/></text:span><text:span text:style-name="af99d7b"><text:s/><text:s text:c="3"/></text:span><text:span text:style-name="a4c9003"><text:s/></text:span></text:p>
          </table:table-cell>
          <table:table-cell table:style-name="abd8301">
            <text:p text:style-name="Standard"/>
          </table:table-cell>
        </table:table-row>
        <table:table-row table:style-name="a99bb5f">
          <table:table-cell table:number-columns-spanned="2" table:style-name="a4c4fec">
            <text:p text:style-name="ae12caf">Straße, Hausnummer:</text:p>
          </table:table-cell>
          <table:table-cell table:number-columns-spanned="9" table:style-name="ab6d60f">
            <text:p text:style-name="a1e6457"><text:span text:style-name="a46e660"><text:s/></text:span><text:span text:style-name="a36795f"><text:s/><text:s text:c="3"/></text:span><text:span text:style-name="a9ef02a"><text:s/></text:span></text:p>
          </table:table-cell>
          <table:table-cell table:style-name="aa9f327">
            <text:p text:style-name="Standard"/>
          </table:table-cell>
        </table:table-row>
        <table:table-row table:style-name="a4ac08d">
          <table:table-cell table:number-columns-spanned="2" table:style-name="a87899a">
            <text:p text:style-name="a47ba33">Postleitzahl, Ort:</text:p>
          </table:table-cell>
          <table:table-cell table:number-columns-spanned="9" table:style-name="aaa0d7b">
            <text:p text:style-name="ac9d9a9"><text:span text:style-name="a7bb0c5"><text:s/></text:span><text:span text:style-name="acd5ab7"><text:s/><text:s text:c="3"/></text:span><text:span text:style-name="a0a0126"><text:s/></text:span></text:p>
          </table:table-cell>
          <table:table-cell table:style-name="a8f1790">
            <text:p text:style-name="Standard"/>
          </table:table-cell>
        </table:table-row>
        <table:table-row table:style-name="a966517">
          <table:table-cell table:number-columns-spanned="2" table:style-name="a8802e1">
            <text:p text:style-name="a110e1e">Kreis/kreisfreie Stadt:</text:p>
          </table:table-cell>
          <table:table-cell table:number-columns-spanned="9" table:style-name="afea9f2">
            <text:p text:style-name="a065924"><text:span text:style-name="a2cbc74"><text:s/></text:span><text:span text:style-name="a92c00f"><text:s/><text:s text:c="3"/></text:span><text:span text:style-name="a9a6ba1"><text:s/></text:span></text:p>
          </table:table-cell>
          <table:table-cell table:style-name="a6e0df1">
            <text:p text:style-name="Standard"/>
          </table:table-cell>
        </table:table-row>
        <table:table-row table:style-name="af64ad7">
          <table:table-cell table:number-columns-spanned="2" table:style-name="a2db97f">
            <text:p text:style-name="ae277d9">Gemarkung:</text:p>
          </table:table-cell>
          <table:table-cell table:number-columns-spanned="9" table:style-name="a865fa6">
            <text:p text:style-name="aff7136"><text:span text:style-name="abf9278"><text:s/></text:span><text:span text:style-name="abe65b4"><text:s/><text:s text:c="3"/></text:span><text:span text:style-name="a49cebb"><text:s/></text:span></text:p>
          </table:table-cell>
          <table:table-cell table:style-name="a102fa8">
            <text:p text:style-name="Standard"/>
          </table:table-cell>
        </table:table-row>
        <table:table-row table:style-name="aa6accd">
          <table:table-cell table:number-columns-spanned="2" table:style-name="af7db90">
            <text:p text:style-name="aad87c6">Flur:</text:p>
          </table:table-cell>
          <table:table-cell table:number-columns-spanned="9" table:style-name="affc96d">
            <text:p text:style-name="ae51fe9"><text:span text:style-name="af36c9d"><text:s/></text:span><text:span text:style-name="acb6bd8"><text:s/><text:s text:c="3"/></text:span><text:span text:style-name="a75a641"><text:s/></text:span></text:p>
          </table:table-cell>
          <table:table-cell table:style-name="aba1e2f">
            <text:p text:style-name="Standard"/>
          </table:table-cell>
        </table:table-row>
        <table:table-row table:style-name="ac0f26d">
          <table:table-cell table:number-columns-spanned="2" table:style-name="ac69b5d">
            <text:p text:style-name="a4360ae">Flurstück:</text:p>
          </table:table-cell>
          <table:table-cell table:number-columns-spanned="9" table:style-name="ad175ed">
            <text:p text:style-name="ad0d49a"><text:span text:style-name="aa24599"><text:s/></text:span><text:span text:style-name="aca9382"><text:s/><text:s text:c="3"/></text:span><text:span text:style-name="abb0fd7"><text:s/></text:span></text:p>
          </table:table-cell>
          <table:table-cell table:style-name="a17f07c">
            <text:p text:style-name="Standard"/>
          </table:table-cell>
        </table:table-row>
        <table:table-row table:style-name="ab8beb1">
          <table:table-cell table:number-columns-spanned="2" table:style-name="ae13847">
            <text:p text:style-name="af68d1f">Gebäudebezeichnung</text:p>
            <text:p text:style-name="a3012e7">gem. Werks-/Lageplan</text:p>
          </table:table-cell>
          <table:table-cell table:number-columns-spanned="9" table:style-name="a7f1e41">
            <text:p text:style-name="a6fa8cf"><text:span text:style-name="a816710"><text:s/></text:span><text:span text:style-name="a0f360a"><text:s/><text:s text:c="3"/></text:span><text:span text:style-name="ac7e886"><text:s/></text:span></text:p>
          </table:table-cell>
          <table:table-cell table:style-name="a9395cf">
            <text:p text:style-name="Standard"/>
          </table:table-cell>
        </table:table-row>
        <table:table-row table:style-name="a803240">
          <table:table-cell table:number-columns-spanned="2" table:style-name="a43f54a">
            <text:p text:style-name="ac58418">:</text:p>
          </table:table-cell>
          <table:table-cell table:number-columns-spanned="9" table:style-name="a6b8495">
            <text:p text:style-name="a4de750"/>
          </table:table-cell>
          <table:table-cell table:style-name="a41e93c">
            <text:p text:style-name="Standard"/>
          </table:table-cell>
        </table:table-row>
        <table:table-row table:style-name="aa37e2f">
          <table:table-cell table:number-columns-spanned="12" table:style-name="acea5b5">
            <text:p text:style-name="af6533e"><text:span text:style-name="a2cdda7">7.</text:span><text:tab/><text:span text:style-name="aabdf7f">Die Gesamtkosten (Gesamtbaukosten und Einrichtungskosten) werden voraussichtlich</text:span></text:p>
          </table:table-cell>
        </table:table-row>
        <table:table-row table:style-name="a1d16e6">
          <table:table-cell table:number-columns-spanned="4" table:style-name="ae31146">
            <text:p text:style-name="abe1398"/>
          </table:table-cell>
          <table:table-cell table:number-columns-spanned="3" table:style-name="a94139e">
            <text:p text:style-name="a04e1d1"><text:span text:style-name="a4cb04f"><text:s/><text:s text:c="3"/></text:span><text:span text:style-name="a53018c"><text:s/></text:span></text:p>
          </table:table-cell>
          <table:table-cell table:number-columns-spanned="5" table:style-name="abb24fc">
            <text:p text:style-name="a904a04">Euro betragen.</text:p>
          </table:table-cell>
        </table:table-row>
        <table:table-row table:style-name="ad3e5ee">
          <table:table-cell table:number-columns-spanned="12" table:style-name="af1439b">
            <text:p text:style-name="ad94f71"><text:tab/>In diesen Kosten ist die Umsatzsteuer/Mehrwertsteuer<text:s/><text:span text:style-name="a123bf0">nicht</text:span><text:s/>enthalten.</text:p>
            <text:p text:style-name="a80f0f7"/>
          </table:table-cell>
        </table:table-row>
        <table:table-row table:style-name="a0fadc7">
          <table:table-cell table:number-columns-spanned="12" table:style-name="adf2b4d">
            <text:p text:style-name="a8deeef"><text:tab/>Registriertes Unternehmen nach EMAS<text:tab/><text:tab/><text:s/><text:s/>ja<text:tab/><text:tab/><text:s/><text:s/>nein</text:p>
            <text:p text:style-name="a498d9c"><text:tab/>Datum der letzten Standorteintragung<text:tab/><text:tab/><text:span text:style-name="a40b246">     </text:span></text:p>
          </table:table-cell>
        </table:table-row>
        <table:table-row table:style-name="a88f307">
          <table:table-cell table:number-columns-spanned="12" table:style-name="a070c6b">
            <text:p text:style-name="a281d1f"><text:span text:style-name="a6e8def">8.<text:tab/>Dem Antrag sind folgende Unterlagen gemäß § 15 i.V.m § 10 Abs. 1 Satz 2 BImSchG beizufügen</text:span>:</text:p>
            <text:p text:style-name="a78a574">.</text:p>
          </table:table-cell>
        </table:table-row>
        <table:table-row table:style-name="abfedfb">
          <table:table-cell table:number-columns-spanned="12" table:style-name="ac0e30e">
            <text:list text:continue-numbering="true" text:style-name="WW8Num12" xml:id="list8391870865211098073">
              <text:list-item>
                <text:p text:style-name="a35ecab">Formular 1/2<text:s/><text:s/>„Genehmigungsbestand der gesamten Anlage“</text:p>
              </text:list-item>
            </text:list>
            <text:list text:continue-numbering="true" text:style-name="WW8Num12" xml:id="list8391870865211098073">
              <text:list-item>
                <text:p text:style-name="a80068c">Textliche Beschreibung der geplanten Änderungen<text:s/></text:p>
              </text:list-item>
            </text:list>
            <text:list text:continue-numbering="true" text:style-name="WW8Num12" xml:id="list8391870865211098073">
              <text:list-item>
                <text:p text:style-name="acbc4b1">Vorher-Nachher-Darstellung der geplanten Änderung unter Nutzung der entsprechenden Formulare des Genehmigungsverfahrens (z.B. Formular 8/1 zur Darstellung der Emissionssituation oder Formular 13/1 „Schallquellen / Ausbreitungsbedingungen“). Der Vorher-Nachher-Vergleich erleichtert die Beurteilung, ob die durch die Änderung hervorgerufenen nachteiligen Auswirkungen offensichtlich gering sind. Dabei sind nur tatsächlich von der geplanten Änderung betroffene Formulare vorzulegen.<text:s/></text:p>
              </text:list-item>
            </text:list>
            <text:list text:continue-numbering="true" text:style-name="WW8Num12" xml:id="list8391870865211098073">
              <text:list-item>
                <text:p text:style-name="a8c7a1e">Beschreibung der Auswirkungen der geplanten Änderung auf die Schutzgüter des BImSchG</text:p>
              </text:list-item>
            </text:list>
          </table:table-cell>
        </table:table-row>
        <table:table-row table:style-name="a0ff7fa">
          <table:table-cell table:number-columns-spanned="12" table:style-name="a21c0c9">
            <text:p text:style-name="a82bb59"><text:span text:style-name="a80e27f">9.</text:span><text:tab/>Unterschrift des Betreibers / der Betreiberin</text:p>
          </table:table-cell>
        </table:table-row>
        <table:table-row table:style-name="a690184">
          <table:table-cell table:number-columns-spanned="6" table:style-name="a37290a">
            <text:p text:style-name="a5665db"><text:span text:style-name="a3ccbd4"><text:s/><text:s text:c="3"/></text:span><text:s/></text:p>
          </table:table-cell>
          <table:table-cell table:number-columns-spanned="6" table:style-name="a753bc6">
            <text:p text:style-name="a16670d"><text:span text:style-name="a3d0faa"><text:s/><text:s text:c="3"/></text:span><text:s/></text:p>
          </table:table-cell>
        </table:table-row>
        <table:table-row table:style-name="acafcb1">
          <table:table-cell table:number-columns-spanned="6" table:style-name="a9132bd">
            <text:p text:style-name="a8b0478">Unterschrift</text:p>
          </table:table-cell>
          <table:table-cell table:number-columns-spanned="6" table:style-name="a6abb3a">
            <text:p text:style-name="Standard">Ort, Datum</text:p>
          </table:table-cell>
        </table:table-row>
      </table:table>
      <text:p text:style-name="a2df9ae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inz1" style:parent-style-name="Standard">
      <style:paragraph-properties fo:margin-left="15.01mm" fo:margin-right="0.0mm" fo:text-indent="-2.5mm">
        <style:tab-stops>
          <style:tab-stop style:position="1.501cm"/>
        </style:tab-stops>
      </style:paragraph-properties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WenQuanYi Zen Hei" style:font-name-complex="FreeSans" style:font-size-asian="14.0pt"/>
    </style:style>
    <style:style style:display-name="Table Contents" style:family="paragraph" style:name="Table_20_Contents" style:parent-style-name="Standard"/>
    <style:style style:family="paragraph" style:name="Footnote" style:parent-style-name="Standard">
      <style:paragraph-properties fo:margin-left="4.99mm" fo:margin-right="0.0mm" fo:text-indent="-4.99mm"/>
      <style:text-properties fo:font-size="8.0pt" style:font-size-asian="8.0pt"/>
    </style:style>
    <style:style style:display-name="Macro Text" style:family="paragraph" style:name="Macro_20_Text" style:parent-style-name="default_paragraph_style">
      <style:paragraph-properties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Index" style:parent-style-name="Standard">
      <style:text-properties style:font-name-complex="FreeSans1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lz" style:parent-style-name="Standard">
      <style:text-properties fo:font-size="12.0pt" style:font-name="Courier New" style:font-name-complex="Courier New" style:font-size-asian="12.0pt"/>
    </style:style>
    <style:style style:display-name="Balloon Text" style:family="paragraph" style:name="Balloon_20_Text" style:parent-style-name="Standard">
      <style:text-properties fo:font-size="8.0pt" style:font-name="Tahoma" style:font-name-complex="Tahoma" style:font-size-asian="8.0pt"/>
    </style:style>
    <style:style style:default-outline-level="1" style:display-name="Heading 1" style:family="paragraph" style:name="Heading_20_1" style:next-style-name="Standard" style:parent-style-name="Standard">
      <style:paragraph-properties fo:margin-bottom="4.23mm" fo:margin-left="4.0mm" fo:margin-right="0.0mm" fo:margin-top="0.0mm" fo:text-indent="0.0mm"/>
      <style:text-properties fo:font-size="12.0pt" fo:font-weight="bold" style:font-size-asian="12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etikett1" style:parent-style-name="default_paragraph_style">
      <style:paragraph-properties fo:margin-bottom="0.0mm" fo:margin-left="1.59mm" fo:margin-right="1.59mm" fo:margin-top="1.96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tikett" style:parent-style-name="default_paragraph_style">
      <style:paragraph-properties fo:margin-left="1.59mm" fo:margin-right="1.59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display-name="Contents 1" style:family="paragraph" style:name="Contents_20_1" style:next-style-name="Standard" style:parent-style-name="Standard">
      <style:paragraph-properties>
        <style:tab-stops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Unterpunkt" style:parent-style-name="default_paragraph_style">
      <style:paragraph-properties fo:line-height="4.94mm" fo:margin-bottom="0.0mm" fo:margin-left="4.99mm" fo:margin-right="0.0mm" fo:margin-top="2.47mm" fo:text-indent="-4.99mm">
        <style:tab-stops>
          <style:tab-stop style:position="0.501cm"/>
        </style:tab-stops>
      </style:paragraph-properties>
      <style:text-properties fo:country="DE" fo:font-size="12.0pt" fo:font-weight="bold" fo:language="de" style:font-name="CG Times (W1)" style:font-name-asian="Times New Roman" style:font-name-complex="CG Times (W1)" style:font-size-asian="12.0pt" style:font-weight-asian="bold" style:use-window-font-color="true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1" style:parent-style-name="default_character_style">
      <style:text-properties style:font-name="Courier New" style:font-name-complex="Courier New"/>
    </style:style>
    <style:style style:family="text" style:name="WW8Num8z0" style:parent-style-name="default_character_style">
      <style:text-properties style:font-name="Symbol" style:font-name-complex="Symbol"/>
    </style:style>
    <style:style style:family="text" style:name="WW8Num7z2" style:parent-style-name="default_character_style">
      <style:text-properties style:font-name="Wingdings" style:font-name-complex="Wingdings"/>
    </style:style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9z0" style:parent-style-name="default_character_style">
      <style:text-properties style:font-name="Symbol" style:font-name-complex="Symbol"/>
    </style:style>
    <style:style style:display-name="Footnote Symbol" style:family="text" style:name="Footnote_20_Symbol" style:parent-style-name="default_character_style">
      <style:text-properties fo:font-size="10.0pt" style:font-name="Arial" style:font-name-complex="Arial" style:font-size-asian="10.0pt" style:text-position="super"/>
    </style:style>
    <style:style style:family="text" style:name="WW8Num1zfalse" style:parent-style-name="default_character_style"/>
    <style:style style:display-name="Default Paragraph Font" style:family="text" style:name="Default_20_Paragraph_20_Font" style:parent-style-name="default_character_style"/>
    <style:style style:display-name="Page Number" style:family="text" style:name="Page_20_Number" style:parent-style-name="Default_20_Paragraph_20_Font"/>
    <style:style style:family="text" style:name="FeldK" style:parent-style-name="default_character_style">
      <style:text-properties fo:font-size="10.0pt" fo:font-weight="bold" style:font-name="Courier New" style:font-name-complex="Courier New" style:font-size-asian="10.0pt" style:font-weight-asian="bold"/>
    </style:style>
    <style:style style:family="text" style:name="FeldZ" style:parent-style-name="default_character_style">
      <style:text-properties fo:country="US" fo:font-size="10.0pt" fo:font-weight="bold" fo:language="en" style:font-name="Courier New" style:font-name-complex="Courier New" style:font-size-asian="10.0pt" style:font-weight-asian="bold" style:text-underline-style="none"/>
    </style:style>
    <style:style style:family="text" style:name="WW8Num14z2" style:parent-style-name="default_character_style">
      <style:text-properties style:font-name="Wingdings" style:font-name-complex="Wingdings"/>
    </style:style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4z1" style:parent-style-name="default_character_style">
      <style:text-properties style:font-name="Courier New" style:font-name-complex="Courier New"/>
    </style:style>
    <style:style style:family="text" style:name="WW8Num2z0" style:parent-style-name="default_character_style">
      <style:text-properties style:font-name="Symbol" style:font-name-complex="Symbo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1z1" style:parent-style-name="default_character_style">
      <style:text-properties style:font-name="Courier New" style:font-name-complex="Courier New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2z1" style:parent-style-name="default_character_style">
      <style:text-properties style:font-name="Courier New" style:font-name-complex="Courier New"/>
    </style:style>
    <style:style style:family="text" style:name="WW8Num3z0" style:parent-style-name="default_character_style">
      <style:text-properties style:font-name="Symbol" style:font-name-complex="Symbol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11z0" style:parent-style-name="default_character_style">
      <style:text-properties style:font-name="Symbol" style:font-name-complex="Symbol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8Num1ztrue" style:parent-style-name="default_character_style"/>
    <style:style style:family="text" style:name="WW8Num11z2" style:parent-style-name="default_character_style">
      <style:text-properties style:font-name="Wingdings" style:font-name-complex="Wingdings"/>
    </style:style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6z0" style:parent-style-name="default_character_style">
      <style:text-properties style:font-name="Symbol" style:font-name-complex="Symbol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7z0" style:parent-style-name="default_character_style">
      <style:text-properties style:font-name="Symbol" style:font-name-complex="Symbol"/>
    </style:style>
    <style:style style:family="text" style:name="WW8Num2z2" style:parent-style-name="default_character_style">
      <style:text-properties style:font-name="Wingdings" style:font-name-complex="Wingdings"/>
    </style:style>
    <style:style style:family="text" style:name="WW8Num3z1" style:parent-style-name="default_character_style">
      <style:text-properties style:font-name="Courier New" style:font-name-complex="Courier New"/>
    </style:style>
    <style:style style:family="text" style:name="WW8Num4z0" style:parent-style-name="default_character_style">
      <style:text-properties fo:font-weight="bold" style:font-weight-asian="bold"/>
    </style:style>
    <style:style style:family="text" style:name="WW8Num4ztrue" style:parent-style-name="default_character_style"/>
    <style:style style:family="text" style:name="WW8Num10z0" style:parent-style-name="default_character_style">
      <style:text-properties style:font-name="Symbol" style:font-name-complex="Symbol"/>
    </style:style>
    <style:style style:family="text" style:name="WW8Num3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30b4de" style:parent-style-name="Header">
      <style:paragraph-properties fo:text-align="right"/>
    </style:style>
    <style:style style:family="paragraph" style:name="a65b136" style:parent-style-name="Header">
      <style:paragraph-properties fo:text-align="right"/>
    </style:style>
  </office:automatic-styles>
  <office:master-styles>
    <style:master-page style:name="Standard">
      <style:header>
        <text:p text:style-name="a65b136">Stand: August 2013</text:p>
        <text:p text:style-name="Header"/>
      </style:header>
    </style:master-page>
    <style:master-page style:name="First_20_Page">
      <style:header>
        <text:p text:style-name="a30b4de">Stand: August 2013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4</dc:date>
    <meta:editing-cycles>2</meta:editing-cycles>
    <meta:editing-duration>PT0.032S</meta:editing-duration>
  </office:meta>
</office:document-meta>
</file>